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bottom" draw:auto-grow-height="false" fo:min-height="10.95cm" fo:min-width="5.4cm"/>
      <style:paragraph-properties style:writing-mode="lr-tb"/>
    </style:style>
    <style:style style:name="gr2" style:family="graphic" style:parent-style-name="standard">
      <style:graphic-properties draw:stroke="none" draw:fill="solid" draw:fill-color="#dddddd" draw:textarea-horizontal-align="justify" draw:textarea-vertical-align="bottom" draw:auto-grow-height="false" fo:min-height="10.95cm" fo:min-width="5.9cm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bottom" draw:auto-grow-height="false" fo:min-height="10.95cm" fo:min-width="5.9cm"/>
      <style:paragraph-properties style:writing-mode="lr-tb"/>
    </style:style>
    <style:style style:name="gr4" style:family="graphic" style:parent-style-name="standard">
      <style:graphic-properties draw:stroke="none" draw:fill="solid" draw:fill-color="#dddddd" draw:textarea-horizontal-align="justify" draw:textarea-vertical-align="bottom" draw:auto-grow-height="false" fo:min-height="10.95cm" fo:min-width="9.4cm"/>
      <style:paragraph-properties style:writing-mode="lr-tb"/>
    </style:style>
    <style:style style:name="gr5" style:family="graphic" style:parent-style-name="standard">
      <style:graphic-properties svg:stroke-width="0cm" svg:stroke-color="#000000" draw:fill="solid" draw:fill-color="#2a6099" draw:textarea-horizontal-align="justify" draw:textarea-vertical-align="middle" draw:auto-grow-height="false" fo:min-height="1.418cm" fo:min-width="2.1cm"/>
    </style:style>
    <style:style style:name="gr6" style:family="graphic" style:parent-style-name="standard">
      <style:graphic-properties draw:stroke="none" svg:stroke-width="0cm" svg:stroke-color="#000000" draw:fill="solid" draw:fill-color="#5eb91e" draw:textarea-vertical-align="middle"/>
    </style:style>
    <style:style style:name="gr7" style:family="graphic" style:parent-style-name="standard">
      <style:graphic-properties draw:stroke="none" svg:stroke-width="0cm" svg:stroke-color="#000000" draw:fill="solid" draw:fill-color="#50938a" draw:textarea-vertical-align="middle"/>
    </style:style>
    <style:style style:name="gr8" style:family="graphic" style:parent-style-name="standard">
      <style:graphic-properties svg:stroke-width="0cm" svg:stroke-color="#000000" draw:fill="solid" draw:fill-color="#ffde59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width="0cm" svg:stroke-color="#000000" draw:fill="solid" draw:fill-color="#dee6ef" draw:textarea-horizontal-align="justify" draw:textarea-vertical-align="middle" draw:auto-grow-height="false" fo:min-height="1.418cm" fo:min-width="2.1cm"/>
    </style:style>
    <style:style style:name="gr10" style:family="graphic" style:parent-style-name="standard">
      <style:graphic-properties draw:stroke="none" svg:stroke-width="0cm" svg:stroke-color="#000000" draw:fill="solid" draw:fill-color="#d4ea6b" draw:textarea-vertical-align="middle"/>
    </style:style>
    <style:style style:name="gr11" style:family="graphic" style:parent-style-name="standard">
      <style:graphic-properties draw:stroke="none" svg:stroke-width="0cm" svg:stroke-color="#000000" draw:fill="solid" draw:fill-color="#afd095" draw:textarea-vertical-align="middle"/>
    </style:style>
    <style:style style:name="gr12" style:family="graphic" style:parent-style-name="standard">
      <style:graphic-properties svg:stroke-width="0cm" svg:stroke-color="#000000" draw:fill="solid" draw:fill-color="#ffffff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svg:stroke-width="0cm" svg:stroke-color="#000000" draw:marker-start-width="0.2cm" draw:marker-end="Arrow" draw:marker-end-width="0.05cm" draw:fill="none" draw:textarea-vertical-align="middle" fo:padding-top="0.075cm" fo:padding-bottom="0.075cm" fo:padding-left="0.2cm" fo:padding-right="0.2cm"/>
    </style:style>
    <style:style style:name="gr14" style:family="graphic" style:parent-style-name="standard">
      <style:graphic-properties svg:stroke-width="0cm" svg:stroke-color="#000000" draw:fill="solid" draw:fill-color="#ffff00" draw:textarea-horizontal-align="justify" draw:textarea-vertical-align="middle" draw:auto-grow-height="false" fo:min-height="1.418cm" fo:min-width="2.1cm"/>
    </style:style>
    <style:style style:name="gr15" style:family="graphic" style:parent-style-name="standard">
      <style:graphic-properties draw:stroke="none" svg:stroke-width="0cm" svg:stroke-color="#000000" draw:fill="solid" draw:fill-color="#000000" draw:textarea-vertical-align="middle"/>
    </style:style>
    <style:style style:name="gr16" style:family="graphic" style:parent-style-name="standard">
      <style:graphic-properties svg:stroke-width="0cm" svg:stroke-color="#000000" draw:fill="solid" draw:fill-color="#0000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width="0cm" svg:stroke-color="#000000" draw:fill="solid" draw:fill-color="#e8f2a1" draw:textarea-vertical-align="middle"/>
    </style:style>
    <style:style style:name="gr18" style:family="graphic" style:parent-style-name="standard">
      <style:graphic-properties svg:stroke-width="0cm" svg:stroke-color="#000000" draw:fill="solid" draw:fill-color="#ffffff" draw:textarea-horizontal-align="justify" draw:textarea-vertical-align="middle" draw:auto-grow-height="false" fo:min-height="1.75cm" fo:min-width="0.1cm"/>
    </style:style>
    <style:style style:name="gr19" style:family="graphic" style:parent-style-name="standard">
      <style:graphic-properties draw:stroke="none" svg:stroke-width="0cm" svg:stroke-color="#000000" draw:fill="hatch" draw:fill-hatch-name="Hatching_20_2" draw:fill-hatch-solid="false" style:repeat="repeat" draw:textarea-horizontal-align="justify" draw:textarea-vertical-align="middle" draw:auto-grow-height="false" fo:min-height="1.568cm" fo:min-width="0cm"/>
    </style:style>
    <style:style style:name="gr20" style:family="graphic" style:parent-style-name="standard">
      <style:graphic-properties draw:stroke="none" svg:stroke-width="0cm" svg:stroke-color="#000000" draw:fill="solid" draw:fill-color="#ffffff" style:repeat="repeat" draw:textarea-horizontal-align="justify" draw:textarea-vertical-align="middle" draw:auto-grow-height="false" fo:min-height="1.568cm" fo:min-width="0cm"/>
    </style:style>
    <style:style style:name="gr21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cm" svg:stroke-color="#000000" draw:fill="solid" draw:fill-color="#dddddd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fill="solid" draw:fill-color="#808080" draw:textarea-horizontal-align="justify" draw:textarea-vertical-align="middle" draw:auto-grow-height="false" fo:min-height="0.65cm" fo:min-width="0.7cm"/>
    </style:style>
    <style:style style:name="gr24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fill="solid" draw:fill-color="#808080" draw:textarea-horizontal-align="justify" draw:textarea-vertical-align="middle" draw:auto-grow-height="false" fo:min-height="0.765cm" fo:min-width="0.6cm"/>
    </style:style>
    <style:style style:name="gr2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71cm" fo:min-width="0cm"/>
    </style:style>
    <style:style style:name="gr2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12cm" fo:min-width="0cm"/>
    </style:style>
    <style:style style:name="gr2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11cm" fo:min-width="0cm"/>
    </style:style>
    <style:style style:name="gr3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13cm" fo:min-width="0cm"/>
    </style:style>
    <style:style style:name="gr31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/>
    </style:style>
    <style:style style:name="gr3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086cm" fo:min-width="0cm"/>
    </style:style>
    <style:style style:name="gr34" style:family="graphic" style:parent-style-name="standard">
      <style:graphic-properties draw:stroke="none" draw:fill="solid" draw:fill-color="#333333" draw:opacity="50%" draw:textarea-horizontal-align="justify" draw:textarea-vertical-align="middle" draw:auto-grow-height="false" fo:min-height="0.086cm" fo:min-width="0cm" draw:shadow-opacity="50%"/>
    </style:style>
    <style:style style:name="gr35" style:family="graphic" style:parent-style-name="objectwithoutfill">
      <style:graphic-properties draw:marker-end="Arrow" draw:marker-end-width="0.2cm" draw:fill="none" draw:textarea-vertical-align="middle"/>
    </style:style>
    <style:style style:name="gr36" style:family="graphic" style:parent-style-name="objectwithoutfill">
      <style:graphic-properties draw:marker-end="Square" draw:marker-end-width="0.2cm" draw:fill="none" draw:textarea-vertical-align="middle"/>
    </style:style>
    <style:style style:name="gr37" style:family="graphic" style:parent-style-name="objectwithoutfill">
      <style:graphic-properties draw:stroke="dash" draw:stroke-dash="Dashed_20__28_var_29_" draw:marker-end="Arrow" draw:marker-end-width="0.2cm" draw:fill="none" draw:textarea-vertical-align="middle"/>
    </style:style>
    <style:style style:name="P1" style:family="paragraph">
      <style:paragraph-properties fo:text-align="center" style:writing-mode="lr-tb"/>
      <style:text-properties fo:font-size="15pt" style:font-size-asian="15pt" style:font-size-complex="15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15pt" style:font-size-asian="15pt" style:font-size-complex="15pt"/>
    </style:style>
    <style:style style:name="P3" style:family="paragraph">
      <loext:graphic-properties draw:fill="solid" draw:fill-color="#dddddd"/>
      <style:paragraph-properties fo:text-align="center" style:writing-mode="lr-tb"/>
      <style:text-properties fo:font-size="15pt" style:font-size-asian="15pt" style:font-size-complex="15pt"/>
    </style:style>
    <style:style style:name="P4" style:family="paragraph">
      <loext:graphic-properties draw:fill="solid" draw:fill-color="#2a6099"/>
      <style:paragraph-properties fo:text-align="center"/>
    </style:style>
    <style:style style:name="P5" style:family="paragraph">
      <loext:graphic-properties draw:fill="solid" draw:fill-color="#5eb91e"/>
      <style:paragraph-properties fo:text-align="center"/>
    </style:style>
    <style:style style:name="P6" style:family="paragraph">
      <loext:graphic-properties draw:fill="solid" draw:fill-color="#50938a"/>
      <style:paragraph-properties fo:text-align="center"/>
    </style:style>
    <style:style style:name="P7" style:family="paragraph">
      <loext:graphic-properties draw:fill="solid" draw:fill-color="#ffde59"/>
      <style:paragraph-properties fo:text-align="center"/>
    </style:style>
    <style:style style:name="P8" style:family="paragraph">
      <loext:graphic-properties draw:fill="solid" draw:fill-color="#dee6ef"/>
      <style:paragraph-properties fo:text-align="center"/>
    </style:style>
    <style:style style:name="P9" style:family="paragraph">
      <loext:graphic-properties draw:fill="solid" draw:fill-color="#d4ea6b"/>
      <style:paragraph-properties fo:text-align="center"/>
    </style:style>
    <style:style style:name="P10" style:family="paragraph">
      <loext:graphic-properties draw:fill="solid" draw:fill-color="#afd095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ffff00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solid" draw:fill-color="#e8f2a1"/>
      <style:paragraph-properties fo:text-align="center"/>
    </style:style>
    <style:style style:name="P16" style:family="paragraph">
      <loext:graphic-properties draw:fill="hatch" draw:fill-hatch-name="Hatching_20_2" draw:fill-hatch-solid="false" style:repeat="repeat"/>
      <style:paragraph-properties fo:text-align="center"/>
    </style:style>
    <style:style style:name="P17" style:family="paragraph">
      <loext:graphic-properties draw:fill="solid" draw:fill-color="#ffffff" style:repeat="repeat"/>
      <style:paragraph-properties fo:text-align="center"/>
    </style:style>
    <style:style style:name="P18" style:family="paragraph">
      <loext:graphic-properties draw:fill="solid" draw:fill-color="#dddddd"/>
      <style:paragraph-properties fo:text-align="center"/>
    </style:style>
    <style:style style:name="P19" style:family="paragraph">
      <loext:graphic-properties draw:fill="solid" draw:fill-color="#808080"/>
      <style:paragraph-properties fo:text-align="center"/>
    </style:style>
    <style:style style:name="P20" style:family="paragraph">
      <loext:graphic-properties draw:fill="solid" draw:fill-color="#666666"/>
      <style:paragraph-properties fo:text-align="center"/>
    </style:style>
    <style:style style:name="P21" style:family="paragraph">
      <loext:graphic-properties draw:fill="solid" draw:fill-color="#333333" draw:opacity="50%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9cm" svg:height="11.2cm" svg:x="23.6cm" svg:y="2.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4cm" svg:height="11.2cm" svg:x="17.2cm" svg:y="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4cm" svg:height="11.2cm" svg:x="10.8cm" svg:y="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9.9cm" svg:height="11.2cm" svg:x="0.9cm" svg:y="2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" draw:id="id1">
          <draw:glue-point draw:id="4" svg:x="5cm" svg:y="5.002cm"/>
          <draw:glue-point draw:id="5" svg:x="4.95cm" svg:y="-2.635cm"/>
          <draw:glue-point draw:id="6" svg:x="4.926cm" svg:y="2.349cm"/>
          <draw:custom-shape draw:style-name="gr5" draw:text-style-name="P4" draw:layer="layout" svg:width="2.6cm" svg:height="1.668cm" svg:x="2.1cm" svg:y="7.9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6" draw:text-style-name="P5" draw:layer="layout" svg:width="1.365cm" svg:height="1.16cm" svg:x="2.1cm" svg:y="8.471cm" svg:viewBox="0 0 1366 1161" svg:d="M0 1161c529-2612 1366 0 1366 0z">
            <text:p/>
          </draw:path>
          <draw:path draw:style-name="gr7" draw:text-style-name="P6" draw:layer="layout" svg:width="1.365cm" svg:height="0.915cm" svg:x="3.114cm" svg:y="8.723cm" svg:viewBox="0 0 1366 916" svg:d="M0 916c529-2061 1366 0 1366 0z">
            <text:p/>
          </draw:path>
          <draw:custom-shape draw:style-name="gr8" draw:text-style-name="P7" draw:layer="layout" svg:width="0.286cm" svg:height="0.307cm" svg:x="4.202cm" svg:y="8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" draw:id="id5">
          <draw:custom-shape draw:style-name="gr9" draw:text-style-name="P8" draw:layer="layout" svg:width="2.6cm" svg:height="1.668cm" svg:x="13.6cm" svg:y="7.9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0" draw:text-style-name="P9" draw:layer="layout" svg:width="1.365cm" svg:height="1.16cm" svg:x="13.6cm" svg:y="8.471cm" svg:viewBox="0 0 1366 1161" svg:d="M0 1161c529-2612 1366 0 1366 0z">
            <text:p/>
          </draw:path>
          <draw:path draw:style-name="gr11" draw:text-style-name="P10" draw:layer="layout" svg:width="1.365cm" svg:height="0.915cm" svg:x="14.614cm" svg:y="8.723cm" svg:viewBox="0 0 1366 916" svg:d="M0 916c529-2061 1366 0 1366 0z">
            <text:p/>
          </draw:path>
          <draw:custom-shape draw:style-name="gr12" draw:text-style-name="P11" draw:layer="layout" svg:width="0.286cm" svg:height="0.307cm" svg:x="15.702cm" svg:y="8.1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" draw:id="id7">
          <draw:glue-point draw:id="4" svg:x="-5cm" svg:y="4.806cm"/>
          <draw:custom-shape draw:style-name="gr9" draw:text-style-name="P8" draw:layer="layout" svg:width="2.6cm" svg:height="1.668cm" svg:x="26cm" svg:y="5.5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6" draw:text-style-name="P5" draw:layer="layout" svg:width="1.365cm" svg:height="1.16cm" svg:x="26cm" svg:y="6.071cm" svg:viewBox="0 0 1366 1161" svg:d="M0 1161c529-2612 1366 0 1366 0z">
            <text:p/>
          </draw:path>
          <draw:path draw:style-name="gr7" draw:text-style-name="P6" draw:layer="layout" svg:width="1.365cm" svg:height="0.915cm" svg:x="27.014cm" svg:y="6.323cm" svg:viewBox="0 0 1366 916" svg:d="M0 916c529-2061 1366 0 1366 0z">
            <text:p/>
          </draw:path>
          <draw:custom-shape draw:style-name="gr8" draw:text-style-name="P7" draw:layer="layout" svg:width="0.286cm" svg:height="0.307cm" svg:x="28.102cm" svg:y="5.7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" draw:id="id9">
          <draw:line draw:style-name="gr13" draw:text-style-name="P12" draw:layer="layout" svg:x1="18.15cm" svg:y1="6.839cm" svg:x2="19.25cm" svg:y2="6.839cm">
            <text:p/>
          </draw:line>
          <draw:custom-shape draw:style-name="gr14" draw:text-style-name="P13" draw:layer="layout" svg:width="2.6cm" svg:height="1.668cm" svg:x="18.15cm" svg:y="5.5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5" draw:text-style-name="P14" draw:layer="layout" svg:width="1.365cm" svg:height="1.16cm" svg:x="18.15cm" svg:y="6.071cm" svg:viewBox="0 0 1366 1161" svg:d="M0 1161c529-2612 1366 0 1366 0z">
            <text:p/>
          </draw:path>
          <draw:path draw:style-name="gr15" draw:text-style-name="P14" draw:layer="layout" svg:width="1.365cm" svg:height="0.915cm" svg:x="19.164cm" svg:y="6.323cm" svg:viewBox="0 0 1366 916" svg:d="M0 916c529-2061 1366 0 1366 0z">
            <text:p/>
          </draw:path>
          <draw:custom-shape draw:style-name="gr16" draw:text-style-name="P14" draw:layer="layout" svg:width="0.286cm" svg:height="0.307cm" svg:x="20.253cm" svg:y="5.7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custom-shape draw:style-name="gr9" draw:text-style-name="P8" draw:layer="layout" svg:width="2.6cm" svg:height="1.668cm" svg:x="7.25cm" svg:y="7.9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7" draw:text-style-name="P15" draw:layer="layout" svg:width="1.365cm" svg:height="1.16cm" svg:x="7.25cm" svg:y="8.471cm" svg:viewBox="0 0 1366 1161" svg:d="M0 1161c529-2612 1366 0 1366 0z">
            <text:p/>
          </draw:path>
          <draw:path draw:style-name="gr11" draw:text-style-name="P10" draw:layer="layout" svg:width="1.365cm" svg:height="0.915cm" svg:x="8.264cm" svg:y="8.723cm" svg:viewBox="0 0 1366 916" svg:d="M0 916c529-2061 1366 0 1366 0z">
            <text:p/>
          </draw:path>
          <draw:custom-shape draw:style-name="gr12" draw:text-style-name="P11" draw:layer="layout" svg:width="0.286cm" svg:height="0.307cm" svg:x="9.352cm" svg:y="8.1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" draw:id="id6">
          <draw:custom-shape draw:style-name="gr18" draw:text-style-name="P11" draw:layer="layout" svg:width="0.6cm" svg:height="2cm" svg:x="24.6cm" svg:y="5.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6" draw:layer="layout" svg:width="0.28cm" svg:height="1.818cm" svg:x="24.76cm" svg:y="5.44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7" draw:layer="layout" svg:width="0.08cm" svg:height="1.818cm" svg:x="24.86cm" svg:y="5.446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2" draw:layer="layout" svg:x1="24.9cm" svg:y1="5.491cm" svg:x2="24.9cm" svg:y2="7.309cm">
            <text:p/>
          </draw:line>
          <draw:custom-shape draw:style-name="gr22" draw:text-style-name="P18" draw:layer="layout" svg:width="0.44cm" svg:height="0.181cm" svg:x="24.68cm" svg:y="6.299cm">
            <text:p/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23" draw:text-style-name="P19" draw:layer="layout" svg:width="1.2cm" svg:height="0.9cm" svg:x="21.5cm" svg:y="5.9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0" draw:layer="layout" svg:width="0.9cm" svg:height="0.554cm" svg:x="21.65cm" svg:y="6.088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5" draw:text-style-name="P18" draw:layer="layout" svg:width="0.675cm" svg:height="0.416cm" svg:x="21.647cm" svg:y="6.227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 xml:id="id2" draw:id="id2">
          <draw:custom-shape draw:style-name="gr26" draw:text-style-name="P19" draw:layer="layout" svg:width="1.1cm" svg:height="1.015cm" svg:x="5.4cm" svg:y="8.29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0.591cm" svg:height="0.593cm" svg:x="5.646cm" svg:y="8.5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1" draw:layer="layout" svg:width="0.169cm" svg:height="0.762cm" svg:x="5.857cm" svg:y="8.42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1" draw:layer="layout" svg:width="0.169cm" svg:height="0.761cm" draw:transform="skewX (0.00663225115757845) rotate (-1.56172061468453) translate (6.321cm 8.721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1" draw:layer="layout" svg:width="0.17cm" svg:height="0.763cm" draw:transform="skewX (-0.00139626340159547) rotate (-2.34101012569999) translate (6.274cm 9.014cm)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1" draw:layer="layout" svg:width="0.168cm" svg:height="0.762cm" draw:transform="rotate (-0.77876591223987) translate (6.149cm 8.479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9" draw:layer="layout" svg:width="0.253cm" svg:height="0.253cm" svg:x="5.815cm" svg:y="8.6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custom-shape draw:style-name="gr32" draw:text-style-name="P19" draw:layer="layout" svg:width="1.1cm" svg:height="1cm" svg:x="11.75cm" svg:y="8.3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8" draw:layer="layout" svg:width="0.482cm" svg:height="0.474cm" svg:x="12.162cm" svg:y="8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21" draw:layer="layout" svg:width="0.481cm" svg:height="0.474cm" svg:x="11.957cm" svg:y="8.7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5" draw:text-style-name="P12" draw:layer="layout" draw:type="line" svg:x1="4.7cm" svg:y1="8.8cm" svg:x2="5.4cm" svg:y2="8.8cm" draw:start-shape="id1" draw:start-glue-point="1" draw:end-shape="id2" draw:end-glue-point="3" svg:d="M4700 8800h700" svg:viewBox="0 0 701 1">
          <text:p/>
        </draw:connector>
        <draw:connector draw:style-name="gr35" draw:text-style-name="P12" draw:layer="layout" draw:type="line" svg:x1="6.5cm" svg:y1="8.8cm" svg:x2="7.25cm" svg:y2="8.8cm" draw:start-shape="id2" draw:start-glue-point="1" draw:end-shape="id3" draw:end-glue-point="3" svg:d="M6500 8800h750" svg:viewBox="0 0 751 1">
          <text:p/>
        </draw:connector>
        <draw:connector draw:style-name="gr35" draw:text-style-name="P12" draw:layer="layout" draw:type="line" svg:x1="9.85cm" svg:y1="8.8cm" svg:x2="11.75cm" svg:y2="8.8cm" draw:start-shape="id3" draw:start-glue-point="1" draw:end-shape="id4" draw:end-glue-point="3" svg:d="M9850 8800h1900" svg:viewBox="0 0 1901 1">
          <text:p/>
        </draw:connector>
        <draw:connector draw:style-name="gr35" draw:text-style-name="P12" draw:layer="layout" draw:type="line" svg:x1="12.85cm" svg:y1="8.8cm" svg:x2="13.6cm" svg:y2="8.8cm" draw:start-shape="id4" draw:start-glue-point="1" draw:end-shape="id5" draw:end-glue-point="3" svg:d="M12850 8800h750" svg:viewBox="0 0 751 1">
          <text:p/>
        </draw:connector>
        <draw:connector draw:style-name="gr35" draw:text-style-name="P12" draw:layer="layout" draw:type="line" svg:x1="25.2cm" svg:y1="6.4cm" svg:x2="26cm" svg:y2="6.4cm" draw:start-shape="id6" draw:start-glue-point="1" draw:end-shape="id7" svg:d="M25200 6400h800" svg:viewBox="0 0 801 1">
          <text:p/>
        </draw:connector>
        <draw:connector draw:style-name="gr36" draw:text-style-name="P12" draw:layer="layout" svg:x1="22.7cm" svg:y1="6.4cm" svg:x2="24.6cm" svg:y2="6.4cm" draw:start-shape="id8" draw:start-glue-point="1" draw:end-shape="id6" draw:end-glue-point="3" svg:d="M22700 6400h1900" svg:viewBox="0 0 1901 1">
          <text:p/>
        </draw:connector>
        <draw:connector draw:style-name="gr35" draw:text-style-name="P12" draw:layer="layout" draw:type="line" svg:x1="20.75cm" svg:y1="6.4cm" svg:x2="21.5cm" svg:y2="6.4cm" draw:start-shape="id9" draw:start-glue-point="1" draw:end-shape="id8" draw:end-glue-point="3" svg:d="M20750 6400h750" svg:viewBox="0 0 751 1">
          <text:p/>
        </draw:connector>
        <draw:connector draw:style-name="gr35" draw:text-style-name="P12" draw:layer="layout" draw:line-skew="-0.961cm" svg:x1="3.4cm" svg:y1="7.962cm" svg:x2="19.45cm" svg:y2="5.562cm" draw:start-shape="id1" draw:start-glue-point="0" draw:end-shape="id9" draw:end-glue-point="0" svg:d="M3400 7962v-3862h16050v1462" svg:viewBox="0 0 16051 3863">
          <text:p/>
        </draw:connector>
        <draw:connector draw:style-name="gr35" draw:text-style-name="P12" draw:layer="layout" draw:line-skew="0.761cm" svg:x1="3.4cm" svg:y1="9.639cm" svg:x2="12.3cm" svg:y2="9.3cm" draw:start-shape="id1" draw:start-glue-point="2" draw:end-shape="id4" svg:d="M3400 9639v1261h8900v-1600" svg:viewBox="0 0 8901 1601">
          <text:p/>
        </draw:connector>
        <draw:connector draw:style-name="gr35" draw:text-style-name="P12" draw:layer="layout" draw:line-skew="-0.799cm" svg:x1="3.4cm" svg:y1="7.962cm" svg:x2="24.9cm" svg:y2="5.4cm" draw:start-shape="id1" draw:start-glue-point="0" draw:end-shape="id6" draw:end-glue-point="0" svg:d="M3400 7962v-3862h21500v1300" svg:viewBox="0 0 21501 3863">
          <text:p/>
        </draw:connector>
        <draw:connector draw:style-name="gr35" draw:text-style-name="P12" draw:layer="layout" svg:x1="8.55cm" svg:y1="7.962cm" svg:x2="18.15cm" svg:y2="6.4cm" draw:start-shape="id3" draw:start-glue-point="0" draw:end-shape="id9" draw:end-glue-point="3" svg:d="M8550 7962v-1562h9600" svg:viewBox="0 0 9601 1563">
          <text:p/>
        </draw:connector>
        <draw:connector draw:style-name="gr35" draw:text-style-name="P12" draw:layer="layout" svg:x1="16.2cm" svg:y1="8.8cm" svg:x2="24.9cm" svg:y2="7.4cm" draw:start-shape="id5" draw:start-glue-point="1" draw:end-shape="id6" draw:end-glue-point="2" svg:d="M16200 8800h8700v-1400" svg:viewBox="0 0 8701 1401">
          <text:p/>
        </draw:connector>
        <draw:line draw:style-name="gr37" draw:text-style-name="P12" draw:layer="layout" svg:x1="0.9cm" svg:y1="8.8cm" svg:x2="2.1cm" svg:y2="8.8cm">
          <text:p/>
        </draw:line>
        <draw:line draw:style-name="gr37" draw:text-style-name="P12" draw:layer="layout" svg:x1="28.6cm" svg:y1="6.4cm" svg:x2="29.5cm" svg:y2="6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hatch draw:name="Hatching_20_2" draw:display-name="Hatching 2" draw:style="single" draw:color="#000000" draw:distance="0.3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quare" svg:viewBox="0 0 10 10" svg:d="M0 0h10v10h-1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7cm" fo:margin-right="0.7cm" fo:page-width="31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10:00:57.050637286</meta:creation-date>
    <dc:date>2020-11-06T08:38:55.831058960</dc:date>
    <meta:editing-duration>PT2H18M5S</meta:editing-duration>
    <meta:editing-cycles>16</meta:editing-cycles>
    <meta:generator>LibreOffice/6.4.7.2$Linux_X86_64 LibreOffice_project/40$Build-2</meta:generator>
    <meta:document-statistic meta:object-count="66"/>
  </office:meta>
</office:document-meta>
</file>